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14%" style:writing-mode="lr-tb"/>
    </style:style>
    <style:style style:name="P2" style:family="paragraph" style:parent-style-name="Text_20_body">
      <style:paragraph-properties fo:margin-top="0in" fo:margin-bottom="0in" fo:line-height="114%" fo:text-align="start" style:justify-single-word="false" style:writing-mode="lr-tb"/>
    </style:style>
    <style:style style:name="P3" style:family="paragraph" style:parent-style-name="Text_20_body">
      <style:paragraph-properties fo:margin-top="0in" fo:margin-bottom="0in" fo:line-height="114%" fo:text-align="start" style:justify-single-word="false" fo:break-before="page" style:writing-mode="lr-tb"/>
    </style:style>
    <style:style style:name="P4" style:family="paragraph" style:parent-style-name="Text_20_body">
      <style:paragraph-properties fo:line-height="114%" fo:background-color="transparent">
        <style:background-image/>
      </style:paragraph-properties>
      <style:text-properties fo:font-variant="normal" fo:text-transform="none" fo:color="#000000" fo:font-weight="bold"/>
    </style:style>
    <style:style style:name="P5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font-name="Arial" fo:font-size="9.89999961853027pt" fo:font-weight="normal"/>
    </style:style>
    <style:style style:name="P6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font-name="Arial" fo:font-size="9.89999961853027pt" fo:font-weight="bold" style:font-weight-asian="bold" style:font-weight-complex="bold"/>
    </style:style>
    <style:style style:name="P7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style:font-name="Ubuntu Mono" fo:font-size="10pt"/>
    </style:style>
    <style:style style:name="P8" style:family="paragraph" style:parent-style-name="Text_20_body">
      <style:paragraph-properties fo:margin-top="0in" fo:margin-bottom="0in" fo:line-height="114%" style:writing-mode="lr-tb"/>
    </style:style>
    <style:style style:name="T1" style:family="text">
      <style:text-properties fo:font-variant="normal" fo:text-transform="none" fo:color="#000000" style:font-name="Arial" fo:font-size="9.89999961853027pt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Lab 1 view</text:p>
        <text:p text:style-name="P5">Make the ApTmpl.ts like this code here, some of it is already in there. Note code is on 2 pages.</text:p>
        <text:p text:style-name="P1"><text:span text:style-name="T1">There are 3 classes here, one of them is the app.</text:span></text:p>
        <text:p text:style-name="P1"/>
        <text:p text:style-name="P7">viewDir = '../aCDN/view/'</text:p>
        <text:p text:style-name="P7">console.log('v0.02')</text:p>
        <text:p text:style-name="P7">cloud = new CloudAPI()</text:p>
        <text:p text:style-name="P2"/>
        <text:p text:style-name="P7">var but1 = document.getElementById('d3')</text:p>
        <text:p text:style-name="P7">but1.addEventListener('click', showD3 )</text:p>
        <text:p text:style-name="P2"/>
        <text:p text:style-name="P7">function showD3():void {</text:p>
        <text:p text:style-name="P7"><text:s text:c="3"/>console.log('load d3')</text:p>
        <text:p text:style-name="P7"><text:s text:c="3"/>forward('D3', 'd3')</text:p>
        <text:p text:style-name="P7">};</text:p>
        <text:p text:style-name="P2"/>
        <text:p text:style-name="P2"/>
        <text:p text:style-name="P7">class NameForm implements IPresenter {</text:p>
        <text:p text:style-name="P7"><text:s text:c="3"/>constructor() {// when created via new</text:p>
        <text:p text:style-name="P7"><text:s text:c="7"/>var but1 = document.getElementById('formId')</text:p>
        <text:p text:style-name="P7"><text:s text:c="7"/>but1.addEventListener('click', this._transition )</text:p>
        <text:p text:style-name="P7"><text:s text:c="3"/>}</text:p>
        <text:p text:style-name="P7"><text:s text:c="3"/>_transition(transEnum:number, ctx:any):void {</text:p>
        <text:p text:style-name="P7"><text:s text:c="7"/>forward('nameForm', 'form', app.frm.onFormLoaded)</text:p>
        <text:p text:style-name="P7"><text:s text:c="7"/>// is DOM loaded here??</text:p>
        <text:p text:style-name="P7"><text:s text:c="3"/>}</text:p>
        <text:p text:style-name="P7"><text:s text:c="3"/>onFormLoaded(new_id){</text:p>
        <text:p text:style-name="P7"><text:s text:c="7"/>console.log(new_id)</text:p>
        <text:p text:style-name="P7"><text:s text:c="7"/>cleanUpViews(1)// remove other views in kontainer</text:p>
        <text:p text:style-name="P7"><text:s text:c="7"/>var but1 = document.getElementById('create')</text:p>
        <text:p text:style-name="P7"><text:s text:c="7"/>but1.addEventListener('click', app.frm.doInsert )</text:p>
        <text:p text:style-name="P7"><text:s text:c="3"/>}</text:p>
        <text:p text:style-name="P7"><text:s text:c="3"/>doInsert() {</text:p>
        <text:p text:style-name="P7"><text:s text:c="7"/>var firstname = $('#firstname').val()</text:p>
        <text:p text:style-name="P7"><text:s text:c="7"/>var lastname = $('#lastname').val()</text:p>
        <text:p text:style-name="P7"><text:s text:c="7"/>console.log('clicked ' + firstname +', ' + lastname)</text:p>
        <text:p text:style-name="P7"><text:s text:c="7"/>var ename = new Object()</text:p>
        <text:p text:style-name="P7"><text:s text:c="7"/>ename.first_name=firstname</text:p>
        <text:p text:style-name="P7"><text:s text:c="7"/>ename.last_name=lastname</text:p>
        <text:p text:style-name="P7"><text:s text:c="7"/>cloud.insert('my_table',ename, app.frm.onPK)</text:p>
        <text:p text:style-name="P7"><text:s text:c="3"/>}</text:p>
        <text:p text:style-name="P7"><text:s text:c="3"/>onPK(data, er){</text:p>
        <text:p text:style-name="P7"><text:s text:c="7"/>console.log('back ' + JSON.stringify(data) + er)</text:p>
        <text:p text:style-name="P7"><text:s text:c="3"/>}</text:p>
        <text:p text:style-name="P7">}//class</text:p>
        <text:p text:style-name="P2"/>
        <text:p text:style-name="P7"/>
        <text:p text:style-name="P3"/>
        <text:p text:style-name="P7">class Templ implements IPresenter {</text:p>
        <text:p text:style-name="P7"><text:s text:c="3"/>constructor() {</text:p>
        <text:p text:style-name="P7"><text:s text:c="7"/>var but1 = document.getElementById('transparencyBut')</text:p>
        <text:p text:style-name="P7"><text:s text:c="7"/>but1.addEventListener('click', this._transition )</text:p>
        <text:p text:style-name="P7"><text:s text:c="3"/>}</text:p>
        <text:p text:style-name="P7"><text:s text:c="3"/>_transition(transEnum:number, ctx:any):void {</text:p>
        <text:p text:style-name="P7"><text:s text:c="7"/>forward('trans2', 'transId', app.templ.onLoaded)</text:p>
        <text:p text:style-name="P7"><text:s text:c="3"/>}</text:p>
        <text:p text:style-name="P7"><text:s text:c="3"/>onLoaded(nid) {</text:p>
        <text:p text:style-name="P7"><text:s text:c="7"/>cleanUpViews(1)</text:p>
        <text:p text:style-name="P7"><text:s text:c="7"/>cloud.select('my_table', null, app.templ.onSelectRet)</text:p>
        <text:p text:style-name="P7"><text:s text:c="3"/>}</text:p>
        <text:p text:style-name="P7"><text:s text:c="3"/>onSelectRet(data, er) {</text:p>
        <text:p text:style-name="P7"><text:s text:c="7"/>console.log('back2 ' + JSON.stringify(data) + er)</text:p>
        <text:p text:style-name="P7"><text:s text:c="7"/>$('#template').render(data.array_);</text:p>
        <text:p text:style-name="P7"><text:s text:c="3"/>}</text:p>
        <text:p text:style-name="P7">}</text:p>
        <text:p text:style-name="P2"/>
        <text:p text:style-name="P7">class App {</text:p>
        <text:p text:style-name="P7"><text:s text:c="3"/>templ:Templ;</text:p>
        <text:p text:style-name="P7"><text:s text:c="3"/>frm:NameForm;</text:p>
        <text:p text:style-name="P7"><text:s text:c="3"/>constructor() {</text:p>
        <text:p text:style-name="P7"><text:s text:c="7"/>this.templ = new Templ()</text:p>
        <text:p text:style-name="P7"><text:s text:c="7"/>this.frm <text:s/>= new NameForm()</text:p>
        <text:p text:style-name="P7"><text:s text:c="3"/>}</text:p>
        <text:p text:style-name="P7">}</text:p>
        <text:p text:style-name="P7">app = new App();</text:p>
        <text:p text:style-name="P1"/>
        <text:p text:style-name="P1"/>
        <text:p text:style-name="P4">Go to PrimusAPI.com, login and view data.</text:p>
        <text:p text:style-name="Text_20_body"/>
        <text:p text:style-name="Text_20_body">Optional lab:</text:p>
        <text:p text:style-name="Text_20_body">Obfuscate html, at least index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mes New Roman" svg:font-family="'Times New Roman'"/>
    <style:font-face style:name="Ubuntu Mono" svg:font-family="'Ubuntu Mono'"/>
    <style:font-face style:name="Tinos" svg:font-family="Tino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meta:creation-date>2013-07-24T15:40:56.21</meta:creation-date>
    <dc:date>2013-08-09T14:21:17</dc:date>
    <meta:document-statistic meta:table-count="0" meta:image-count="0" meta:object-count="0" meta:page-count="2" meta:paragraph-count="69" meta:word-count="218" meta:character-count="2056"/>
    <meta:editing-duration>PT1M5S</meta:editing-duration>
    <meta:editing-cycles>1</meta:editing-cycles>
  </office:meta>
</office:document-meta>
</file>